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7603b" officeooo:paragraph-rsid="0007603b"/>
    </style:style>
    <style:style style:name="P2" style:family="paragraph" style:parent-style-name="Standard">
      <style:text-properties officeooo:rsid="0008f52f" officeooo:paragraph-rsid="0008f52f"/>
    </style:style>
    <style:style style:name="P3" style:family="paragraph" style:parent-style-name="Standard">
      <style:text-properties officeooo:rsid="0008f52f" officeooo:paragraph-rsid="000a9957"/>
    </style:style>
    <style:style style:name="P4" style:family="paragraph" style:parent-style-name="Standard">
      <style:text-properties officeooo:rsid="000a9957" officeooo:paragraph-rsid="000a9957"/>
    </style:style>
    <style:style style:name="P5" style:family="paragraph" style:parent-style-name="Standard">
      <style:text-properties officeooo:rsid="000a9957" officeooo:paragraph-rsid="000bd23e"/>
    </style:style>
    <style:style style:name="P6" style:family="paragraph" style:parent-style-name="Standard">
      <style:text-properties officeooo:rsid="000bd23e" officeooo:paragraph-rsid="000bd23e"/>
    </style:style>
    <style:style style:name="T1" style:family="text">
      <style:text-properties officeooo:rsid="0008f52f"/>
    </style:style>
    <style:style style:name="T2" style:family="text">
      <style:text-properties officeooo:rsid="000a9957"/>
    </style:style>
    <style:style style:name="T3" style:family="text">
      <style:text-properties officeooo:rsid="000bd23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rticle filter was used:</text:p>
      <text:p text:style-name="P1">- Particles initialized with equal weights, with states (x, y, and yaw) approximately equal to the known start state for the tracking case, and approximately evenly distributed in equidistant cells throughout the map for the unknown-start localization case;</text:p>
      <text:p text:style-name="P1">- Motion model was propagated everytime a new motion was received;</text:p>
      <text:p text:style-name="P1">- <text:span text:style-name="T1">Particles were resampled and the o</text:span>bservation model updated everytime a new observation was received, if a motion had occurred between the current observation and the previous.</text:p>
      <text:p text:style-name="P1"/>
      <text:p text:style-name="P1">Motion model:</text:p>
      <text:p text:style-name="P1">- For each given particle, its state was updated <text:span text:style-name="T1">according to the motion command, plus noise drawn from a Gaussian wih zero mean.</text:span></text:p>
      <text:p text:style-name="P1"/>
      <text:p text:style-name="P2">Observation model:</text:p>
      <text:p text:style-name="P2">- For each particle, the conditional probability, <text:span text:style-name="T2">given that particle's state,</text:span> of observing the camera image received was computed as a weighted geometric mean of percent matches of each pixel<text:span text:style-name="T2"> </text:span>of the received camera image with its corresponding pixel in the camera image <text:span text:style-name="T2">that would have been received if the robot were at that particle's state; the weight of each pixel was inversely proportional to its distance from the center of the image;</text:span></text:p>
      <text:p text:style-name="P3">- <text:span text:style-name="T2">Percent match between two pixels was computed as</text:span></text:p>
      <text:p text:style-name="P3"><text:span text:style-name="T2"><text:tab/>exp( -((b-b0)^2 + (g-g0)^2 + (r-r0)^2) / 2 Variance ) ,</text:span></text:p>
      <text:p text:style-name="P4">where (b, g, r) and (b0, g0, r0) are the 8-bit BGR values of the two pixels, with a chosen Variance.</text:p>
      <text:p text:style-name="P4"/>
      <text:p text:style-name="P4">Problems dealt with:</text:p>
      <text:p text:style-name="P4">- <text:span text:style-name="T3">Keeping a big number of particles without over-burdening the machine; this was dealt with by only considering a small central portion of the received camera image;</text:span></text:p>
      <text:p text:style-name="P4"/>
      <text:p text:style-name="P5">- Finding a suitable translation from a given motion command to actual robot motion; the final chosen one involved assuming that the robot turned at a constant rate with an initial delay; everything else seemed far from how the robot actually moved;</text:p>
      <text:p text:style-name="P5"/>
      <text:p text:style-name="P5">- <text:span text:style-name="T3">Finding suitable values for the parameters involved in the motion model and the observation model; this took time and plenty of tedious trials;</text:span></text:p>
      <text:p text:style-name="P5"/>
      <text:p text:style-name="P5">- <text:span text:style-name="T3">Making sure the particles did not quickly degenerate to a handful of bad ones; this was dealt with by adding noise to the particles' initial states in the tracking case.</text:span></text:p>
      <text:p text:style-name="P5"/>
      <text:p text:style-name="P6">Unresolved issues:</text:p>
      <text:p text:style-name="P6">- The unknown-start localization case; this portion is still largely non-functional, as the observation model does not seem to cause the good particles to survive and predominate; alternately, it may be that more particles are needed;</text:p>
      <text:p text:style-name="P6"/>
      <text:p text:style-name="P6">- Non-planar motion c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0T21:28:03.975413922</meta:creation-date>
    <dc:date>2016-04-20T22:37:52.577839568</dc:date>
    <meta:editing-duration>PT20M26S</meta:editing-duration>
    <meta:editing-cycles>4</meta:editing-cycles>
    <meta:generator>LibreOffice/4.2.8.2$Linux_X86_64 LibreOffice_project/420m0$Build-2</meta:generator>
    <meta:document-statistic meta:table-count="0" meta:image-count="0" meta:object-count="0" meta:page-count="1" meta:paragraph-count="19" meta:word-count="390" meta:character-count="2360" meta:non-whitespace-character-count="1988"/>
  </office:meta>
</office:document-meta>
</file>